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2.6047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size</text:p>
          </table:table-cell>
          <table:table-cell office:value-type="string">
            <text:p>score</text:p>
          </table:table-cell>
          <table:table-cell office:value-type="string">
            <text:p>top n</text:p>
          </table:table-cell>
          <table:table-cell office:value-type="string">
            <text:p>in regulon count</text:p>
          </table:table-cell>
          <table:table-cell office:value-type="string">
            <text:p>different regulon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Top 30 motif crs</text:p>
          </table:table-cell>
          <table:table-cell office:value-type="float" office:value="1000">
            <text:p>1000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Top 30 motif similarity</text:p>
          </table:table-cell>
          <table:table-cell office:value-type="float" office:value="1000">
            <text:p>1000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Pcs 216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op 30 motif operon graph</text:p>
          </table:table-cell>
          <table:table-cell office:value-type="float" office:value="2550345">
            <text:p>2550345</text:p>
          </table:table-cell>
          <table:table-cell office:value-type="string">
            <text:p>Pcs 1286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30 motif operon grahp with cmb score</text:p>
          </table:table-cell>
          <table:table-cell office:value-type="float" office:value="638731">
            <text:p>638731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op 10 motif operon graph</text:p>
          </table:table-cell>
          <table:table-cell office:value-type="float" office:value="2486865">
            <text:p>2486865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op 10 motif operon graph</text:p>
          </table:table-cell>
          <table:table-cell office:value-type="float" office:value="2486865">
            <text:p>2486865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10 motif operon graph with cmb score</text:p>
          </table:table-cell>
          <table:table-cell office:value-type="float" office:value="622812">
            <text:p>622812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op 10 motif motif graph</text:p>
          </table:table-cell>
          <table:table-cell office:value-type="float" office:value="3409206">
            <text:p>3409206</text:p>
          </table:table-cell>
          <table:table-cell office:value-type="string">
            <text:p>zscore</text:p>
          </table:table-cell>
          <table:table-cell office:value-type="float" office:value="1000">
            <text:p>1000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Top 10 motif motif graph</text:p>
          </table:table-cell>
          <table:table-cell office:value-type="float" office:value="3409206">
            <text:p>3409206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p 30 motif motif graph</text:p>
          </table:table-cell>
          <table:table-cell office:value-type="float" office:value="3749405">
            <text:p>3749405</text:p>
          </table:table-cell>
          <table:table-cell office:value-type="string">
            <text:p>zscore</text:p>
          </table:table-cell>
          <table:table-cell office:value-type="float" office:value="1000">
            <text:p>1000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Top 30 motif motif graph</text:p>
          </table:table-cell>
          <table:table-cell office:value-type="float" office:value="3749405">
            <text:p>3749405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</table:table-row>
        <table:table-row table:style-name="ro2" table:number-rows-repeated="20">
          <table:table-cell table:number-columns-repeated="6"/>
        </table:table-row>
        <table:table-row table:style-name="ro1">
          <table:table-cell office:value-type="string">
            <text:p>crs: co-regulation score</text:p>
          </table:table-cell>
          <table:table-cell table:number-columns-repeated="5"/>
        </table:table-row>
        <table:table-row table:style-name="ro1">
          <table:table-cell office:value-type="string">
            <text:p>similarity: similarity score bwtween two motif</text:p>
          </table:table-cell>
          <table:table-cell table:number-columns-repeated="5"/>
        </table:table-row>
        <table:table-row table:style-name="ro1">
          <table:table-cell office:value-type="string">
            <text:p>pcs: partial correlation score, number is the specise used in the computing of this score</text:p>
          </table:table-cell>
          <table:table-cell table:number-columns-repeated="5"/>
        </table:table-row>
        <table:table-row table:style-name="ro1">
          <table:table-cell office:value-type="string">
            <text:p>cmb score: score from Hongwei's paper</text:p>
          </table:table-cell>
          <table:table-cell table:number-columns-repeated="5"/>
        </table:table-row>
        <table:table-row table:style-name="ro1">
          <table:table-cell office:value-type="string">
            <text:p>pcs score doesn't change with dataset</text:p>
          </table:table-cell>
          <table:table-cell table:number-columns-repeated="5"/>
        </table:table-row>
        <table:table-row table:style-name="ro2" table:number-rows-repeated="104853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4:41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an </meta:initial-creator>
    <meta:creation-date>2013-10-28T10:38:02</meta:creation-date>
    <meta:generator>LibreOffice/4.0.2.2$Linux_X86_64 LibreOffice_project/400m0$Build-2</meta:generator>
    <dc:date>2013-10-30T15:14:55</dc:date>
    <dc:creator>chuan </dc:creator>
    <meta:editing-duration>PT2M5S</meta:editing-duration>
    <meta:editing-cycles>5</meta:editing-cycles>
    <meta:document-statistic meta:table-count="1" meta:cell-count="107" meta:object-count="0"/>
  </office:meta>
</office:document-meta>
</file>